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f1406"/>
    </style:style>
    <style:style style:name="P2" style:family="paragraph" style:parent-style-name="Standard">
      <style:text-properties officeooo:paragraph-rsid="001f470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r. Suraj Karki</text:p>
      <text:p text:style-name="P1"/>
      <text:p text:style-name="Standard">Top drivers by miles.<draw:frame draw:style-name="fr1" draw:name="Object1" text:anchor-type="char" svg:x="-0.7874in" svg:y="0.2256in" svg:width="8.5in" svg:height="4.01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draw:frame draw:style-name="fr1" draw:name="Object2" text:anchor-type="char" svg:x="-0.7874in" svg:y="2.9016in" svg:width="8.4984in" svg:height="4.7898in" draw:z-index="1"><draw:object xlink:href="./Object 2" xlink:type="simple" xlink:show="embed" xlink:actuate="onLoad"/><draw:image xlink:href="./ObjectReplacements/Object 2" xlink:type="simple" xlink:show="embed" xlink:actuate="onLoad"/></draw:frame>Scatter Chart for the car inventory. Miles on each c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9:03:48.119248742</meta:creation-date>
    <dc:date>2021-03-09T09:17:33.520446699</dc:date>
    <meta:editing-duration>PT13M45S</meta:editing-duration>
    <meta:editing-cycles>6</meta:editing-cycles>
    <meta:generator>LibreOffice/7.1.1.2$Linux_X86_64 LibreOffice_project/10$Build-2</meta:generator>
    <meta:document-statistic meta:table-count="0" meta:image-count="0" meta:object-count="2" meta:page-count="1" meta:paragraph-count="3" meta:word-count="17" meta:character-count="90" meta:non-whitespace-character-count="7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label-position="top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9cm" svg:height="10.186cm" xlink:href="." xlink:type="simple" chart:class="chart:bar" chart:style-name="ch1">
        <chart:legend chart:legend-position="end" svg:x="19.961cm" svg:y="4.794cm" style:legend-expansion="high" chart:style-name="ch2"/>
        <chart:plot-area chart:style-name="ch3" chart:data-source-has-labels="both" svg:x="1.206cm" svg:y="1.012cm" svg:width="16.02cm" svg:height="8.437cm" dr3d:transform="matrix (0.999006046197128 0.00851271660870234 0.0437544662579864 -0.0236745429089402 0.933032724898682 0.359011769007914 -0.0377681834304232 -0.359690794883716 0.9323068681481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72cm" svg:y="1.012cm" svg:width="14.81cm" svg:height="6.6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18" chart:label-cell-address="local-table.$B$1" chart:class="chart:bar">
            <chart:data-point chart:style-name="ch8" chart:repeated="1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Bard</text:p>
              </table:table-cell>
              <table:table-cell office:value-type="float" office:value="144647.7">
                <text:p>144647.7</text:p>
              </table:table-cell>
            </table:table-row>
            <table:table-row>
              <table:table-cell office:value-type="string">
                <text:p>Chan</text:p>
              </table:table-cell>
              <table:table-cell office:value-type="float" office:value="150656.4">
                <text:p>150656.4</text:p>
              </table:table-cell>
            </table:table-row>
            <table:table-row>
              <table:table-cell office:value-type="string">
                <text:p>Ewenty</text:p>
              </table:table-cell>
              <table:table-cell office:value-type="float" office:value="154427.9">
                <text:p>154427.9</text:p>
              </table:table-cell>
            </table:table-row>
            <table:table-row>
              <table:table-cell office:value-type="string">
                <text:p>Gaul</text:p>
              </table:table-cell>
              <table:table-cell office:value-type="float" office:value="179986">
                <text:p>179986</text:p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143640.7">
                <text:p>143640.7</text:p>
              </table:table-cell>
            </table:table-row>
            <table:table-row>
              <table:table-cell office:value-type="string">
                <text:p>Hulinski</text:p>
              </table:table-cell>
              <table:table-cell office:value-type="float" office:value="135078.2">
                <text:p>135078.2</text:p>
              </table:table-cell>
            </table:table-row>
            <table:table-row>
              <table:table-cell office:value-type="string">
                <text:p>Jones</text:p>
              </table:table-cell>
              <table:table-cell office:value-type="float" office:value="184693.8">
                <text:p>184693.8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27731.3">
                <text:p>127731.3</text:p>
              </table:table-cell>
            </table:table-row>
            <table:table-row>
              <table:table-cell office:value-type="string">
                <text:p>McCall</text:p>
              </table:table-cell>
              <table:table-cell office:value-type="float" office:value="70964.9">
                <text:p>70964.9</text:p>
              </table:table-cell>
            </table:table-row>
            <table:table-row>
              <table:table-cell office:value-type="string">
                <text:p>Praulty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Rodriguez</text:p>
              </table:table-cell>
              <table:table-cell office:value-type="float" office:value="138561.5">
                <text:p>138561.5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141229.4">
                <text:p>141229.4</text:p>
              </table:table-cell>
            </table:table-row>
            <table:table-row>
              <table:table-cell office:value-type="string">
                <text:p>Smith</text:p>
              </table:table-cell>
              <table:table-cell office:value-type="float" office:value="305432.4">
                <text:p>305432.4</text:p>
              </table:table-cell>
            </table:table-row>
            <table:table-row>
              <table:table-cell office:value-type="string">
                <text:p>Swartz</text:p>
              </table:table-cell>
              <table:table-cell office:value-type="float" office:value="177713.9">
                <text:p>177713.9</text:p>
              </table:table-cell>
            </table:table-row>
            <table:table-row>
              <table:table-cell office:value-type="string">
                <text:p>Torrens</text:p>
              </table:table-cell>
              <table:table-cell office:value-type="float" office:value="65964.9">
                <text:p>65964.9</text:p>
              </table:table-cell>
            </table:table-row>
            <table:table-row>
              <table:table-cell office:value-type="string">
                <text:p>Vizzini</text:p>
              </table:table-cell>
              <table:table-cell office:value-type="float" office:value="130601.6">
                <text:p>130601.6</text:p>
              </table:table-cell>
            </table:table-row>
            <table:table-row>
              <table:table-cell office:value-type="string">
                <text:p>Yousef</text:p>
              </table:table-cell>
              <table:table-cell office:value-type="float" office:value="19341.7">
                <text:p>1934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86cm" svg:height="12.165cm" xlink:href="." xlink:type="simple" chart:class="chart:scatter" chart:style-name="ch1">
        <chart:title svg:x="10.081cm" svg:y="0.536cm" chart:style-name="ch2">
          <text:p>Miles</text:p>
        </chart:title>
        <chart:legend chart:legend-position="end" svg:x="17.914cm" svg:y="5.534cm" style:legend-expansion="high" chart:style-name="ch3"/>
        <chart:plot-area chart:style-name="ch4" chart:data-source-has-labels="both" svg:x="1.812cm" svg:y="1.427cm" svg:width="15.671cm" svg:height="9.514cm">
          <chart:coordinate-region svg:x="3.756cm" svg:y="1.626cm" svg:width="13.302cm" svg:height="8.668cm"/>
          <chart:axis chart:dimension="x" chart:name="primary-x" chart:style-name="ch5" chartooo:axis-type="auto">
            <chart:title svg:x="7.989cm" svg:y="11.184cm" chart:style-name="ch6">
              <text:p>Age of the car(year)</text:p>
            </chart:title>
            <chart:categories table:cell-range-address="local-table.$A$2:.$A$53"/>
            <chart:grid chart:style-name="ch7" chart:class="major"/>
          </chart:axis>
          <chart:axis chart:dimension="y" chart:name="primary-y" chart:style-name="ch8">
            <chart:title svg:x="0.451cm" svg:y="7.194cm" chart:style-name="ch9">
              <text:p>Miles Driven
</text:p>
            </chart:title>
            <chart:grid chart:style-name="ch7" chart:class="major"/>
          </chart:axis>
          <chart:series chart:style-name="ch10" chart:values-cell-range-address="local-table.$C$2:.$C$53" chart:label-cell-address="local-table.$C$1" chart:class="chart:scatter">
            <chart:domain table:cell-range-address="local-table.$B$2:.$B$53"/>
            <chart:regression-curve chart:style-name="ch11"/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iles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4660.6">
                <text:p>11466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3382.6">
                <text:p>93382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5928">
                <text:p>859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3162.7">
                <text:p>83162.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0685.8">
                <text:p>80685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9420.6">
                <text:p>79420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243.1">
                <text:p>77243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444.4">
                <text:p>73444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2527.2">
                <text:p>72527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9891.9">
                <text:p>6989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658.9">
                <text:p>68658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829.1">
                <text:p>67829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4467.4">
                <text:p>64467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389.5">
                <text:p>60389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699.4">
                <text:p>52699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2229.5">
                <text:p>52229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854.1">
                <text:p>50854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114.2">
                <text:p>4811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6311.4">
                <text:p>46311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974.8">
                <text:p>44974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946.5">
                <text:p>44946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504.6">
                <text:p>42504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074.2">
                <text:p>4207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326.8">
                <text:p>40326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558.8">
                <text:p>37558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438.5">
                <text:p>36438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3477.2">
                <text:p>33477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144.4">
                <text:p>3114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555.3">
                <text:p>30555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601.9">
                <text:p>29601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102.3">
                <text:p>29102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464.8">
                <text:p>284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637.1">
                <text:p>27637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534.8">
                <text:p>27534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394.2">
                <text:p>27394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513.2">
                <text:p>24513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521.6">
                <text:p>2252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188.5">
                <text:p>22188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128.2">
                <text:p>22128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223.9">
                <text:p>20223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421.1">
                <text:p>19421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341.7">
                <text:p>1934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556.3">
                <text:p>17556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289.6">
                <text:p>14289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867.6">
                <text:p>1386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682.9">
                <text:p>13682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08.1">
                <text:p>370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